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ello, my name is <text:span text:style-name="T1">Loris Caruhel</text:span>, I’m 18 years old, and I am currently a student in the <text:span text:style-name="T1">University Bachelor of Technology in Computer Science</text:span> at IUT Lannion, France. I’m actively seeking an apprenticeship in software development, web design, or programming. My goal is to apply my skills in a professional environment, learn from experienced developers, and grow as a future tech professional.</text:p>
      <text:p text:style-name="P1">In my academic journey, I’ve had the chance to work on various hands-on projects that have strengthened my technical and collaborative abilities. One of my first projects was developing a <text:span text:style-name="T1">sudoku game</text:span> in <text:span text:style-name="T1">C language</text:span>. This project challenged my problem-solving skills and taught me to be meticulous and independent in my work, as I had to ensure every element of the game worked seamlessly.</text:p>
      <text:p text:style-name="P1">Another significant project was building a <text:span text:style-name="T1">website</text:span> as part of my coursework. In this project, I learned to meet “client” expectations by focusing on user-friendly design and efficient code structure. It also helped me develop my teamwork skills and my ability to organize tasks under tight deadlines, as we had to present our work to the class.</text:p>
      <text:p text:style-name="P1">Currently, I am working on a <text:span text:style-name="T1">personal project</text:span>—a <text:span text:style-name="T1">mobile quiz app</text:span>. For this, I’m using <text:span text:style-name="T1">JavaScript, TypeScript, React, and ReactNative</text:span>, and it’s helping me expand my knowledge in mobile development and modern frameworks. Through this project, I’m learning to balance both the creative and technical sides of app design, and I’m excited to continue enhancing its functionality.</text:p>
      <text:p text:style-name="P1">In terms of languages, I am fluent in <text:span text:style-name="T1">French</text:span> and have intermediate levels in <text:span text:style-name="T1">English</text:span> and <text:span text:style-name="T1">Spanish</text:span>, which allow me to communicate and collaborate in multilingual environments.</text:p>
      <text:p text:style-name="P1">Outside of my studies, I have several hobbies and interests. I’ve been passionate about <text:span text:style-name="T1">motocross</text:span> for over ten years, and I’ve enjoyed <text:span text:style-name="T1">video games</text:span> just as long, which initially sparked my interest in programming. I also practice <text:span text:style-name="T1">weightlifting</text:span> and <text:span text:style-name="T1">swimming</text:span>, which keep me disciplined and focused. My recent interest in <text:span text:style-name="T1">coding</text:span> has become a major part of my life, and I’m always eager to learn new programming languages and technologies.</text:p>
      <text:p text:style-name="P1">Thank you for watching my video. I look forward to the possibility of contributing to your team and applying my skills in a professional sett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7" meta:word-count="364" meta:character-count="2248" meta:non-whitespace-character-count="1892"/>
    <meta:generator>LibreOfficeDev/6.0.5.2$Linux_X86_64 LibreOffice_project/</meta:generator>
  </office:meta>
</office:document-meta>
</file>